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Kozuka Gothic Pr6N H" svg:font-family="Kozuka Gothic Pr6N H" style:font-family-generic="swiss" style:font-pitch="variable" svg:panose-1="0 0 0 0 0 0 0 0 0 0"/>
    <style:font-face style:name="Chaparral Pro Light" svg:font-family="Chaparral Pro Light" style:font-family-generic="roma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Kozuka Gothic Pr6N H" style:font-name-asian="Kozuka Gothic Pr6N H" fo:font-weight="bold" style:font-weight-asian="bold" fo:font-size="24pt" style:font-size-asian="24pt" style:font-size-complex="24pt"/>
    </style:style>
    <style:style style:name="P2" style:parent-style-name="Normal" style:family="paragraph">
      <style:text-properties style:font-name="Chaparral Pro Light" style:font-name-asian="Kozuka Gothic Pr6N H" fo:font-weight="bold" style:font-weight-asian="bold" fo:font-size="24pt" style:font-size-asian="24pt" style:font-size-complex="24pt"/>
    </style:style>
    <style:style style:name="P3" style:parent-style-name="Normal" style:family="paragraph">
      <style:text-properties style:font-name="Chaparral Pro Light" style:font-name-asian="Kozuka Gothic Pr6N H" fo:font-weight="bold" style:font-weight-asian="bold" fo:font-size="24pt" style:font-size-asian="24pt" style:font-size-complex="24pt"/>
    </style:style>
    <style:style style:name="P4" style:parent-style-name="Normal" style:family="paragraph">
      <style:text-properties style:font-name="Chaparral Pro Light" style:font-name-asian="Kozuka Gothic Pr6N H" fo:font-weight="bold" style:font-weight-asian="bold" fo:font-size="24pt" style:font-size-asian="24pt" style:font-size-complex="24pt" fo:language="en" fo:country="US"/>
    </style:style>
    <style:style style:name="P5" style:parent-style-name="Normal" style:family="paragraph">
      <style:text-properties style:font-name="Chaparral Pro Light" style:font-name-asian="Kozuka Gothic Pr6N H" fo:font-weight="bold" style:font-weight-asian="bold" fo:font-size="24pt" style:font-size-asian="24pt" style:font-size-complex="24pt" fo:language="en" fo:country="US"/>
    </style:style>
  </office:automatic-styles>
  <office:body>
    <office:text text:use-soft-page-breaks="true">
      <text:p text:style-name="P1">Documentation technique</text:p>
      <text:p text:style-name="P2"/>
      <text:p text:style-name="P3">Pour voir la documentation technique, veuillez suivre le chemin :<text:s/></text:p>
      <text:p text:style-name="P4">projet-8_todo-list-app/out/index.html</text:p>
      <text:p text:style-name="P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Kozuka Gothic Pr6N H" svg:font-family="Kozuka Gothic Pr6N H" style:font-family-generic="swiss" style:font-pitch="variable" svg:panose-1="0 0 0 0 0 0 0 0 0 0"/>
    <style:font-face style:name="Chaparral Pro Light" svg:font-family="Chaparral Pro Light" style:font-family-generic="roman" style:font-pitch="variable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SUS</meta:initial-creator>
    <dc:creator>ASUS</dc:creator>
    <meta:creation-date>2019-10-07T15:55:00Z</meta:creation-date>
    <dc:date>2019-10-07T15:59:00Z</dc:date>
    <meta:template xlink:href="Normal" xlink:type="simple"/>
    <meta:editing-cycles>1</meta:editing-cycles>
    <meta:editing-duration>PT240S</meta:editing-duration>
    <meta:document-statistic meta:page-count="1" meta:paragraph-count="1" meta:word-count="20" meta:character-count="130" meta:row-count="1" meta:non-whitespace-character-count="111"/>
  </office:meta>
</office:document-meta>
</file>